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04mm"/>
    </style:style>
    <style:style style:name="co4" style:family="table-column">
      <style:table-column-properties fo:break-before="auto" style:column-width="27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0.06mm" svg:height="90.06mm" svg:x="216.14mm" svg:y="222.26mm">
            <draw:object draw:notify-on-update-of-ranges="Лист1.G38:Лист1.G38 Лист1.G40:Лист1.G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1mm" svg:height="89.99mm" svg:x="147.44mm" svg:y="62.88mm">
            <draw:object draw:notify-on-update-of-ranges="Лист1.K18:Лист1.K18 Лист1.K19:Лист1.K28 Лист1.L18:Лист1.L18 Лист1.L19:Лист1.L28 Лист1.M18:Лист1.M18 Лист1.M19:Лист1.M28 Лист1.N18:Лист1.N18 Лист1.N19:Лист1.N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rono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Clock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Время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Время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float" office:value="0.1117089" calcext:value-type="float">
            <text:p>0,111708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1117089" calcext:value-type="float">
            <text:p>0,1117089</text:p>
          </table:table-cell>
          <table:table-cell table:number-columns-repeated="2"/>
          <table:table-cell table:style-name="ce8" table:formula="of:=SUM([.J3];[.J5])" office:value-type="float" office:value="0.103697" calcext:value-type="float">
            <text:p>0,103697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float" office:value="0.104684" calcext:value-type="float">
            <text:p>0,104684</text:p>
          </table:table-cell>
          <table:table-cell table:number-columns-repeated="4"/>
        </table:table-row>
        <table:table-row table:style-name="ro1">
          <table:table-cell table:formula="of:=SUM([.D4];[.D5])" office:value-type="float" office:value="0.222798" calcext:value-type="float">
            <text:p>0,22279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1110891" calcext:value-type="float">
            <text:p>0,1110891</text:p>
          </table:table-cell>
          <table:table-cell table:number-columns-repeated="2"/>
          <table:table-cell table:formula="of:=SUM([.J3:.J5])" office:value-type="float" office:value="0.208381" calcext:value-type="float">
            <text:p>0,208381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0.103697" calcext:value-type="float">
            <text:p>0,103697</text:p>
          </table:table-cell>
          <table:table-cell table:number-columns-repeated="4"/>
        </table:table-row>
        <table:table-row table:style-name="ro1">
          <table:table-cell table:formula="of:=SUM([.D4];[.D5];[.D6])" office:value-type="float" office:value="0.3307628" calcext:value-type="float">
            <text:p>0,330762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1079648" calcext:value-type="float">
            <text:p>0,1079648</text:p>
          </table:table-cell>
          <table:table-cell table:number-columns-repeated="2"/>
          <table:table-cell table:formula="of:=SUM([.J3:.J6])" office:value-type="float" office:value="0.312773" calcext:value-type="float">
            <text:p>0,312773</text:p>
          </table:table-cell>
          <table:table-cell office:value-type="float" office:value="3000000" calcext:value-type="float">
            <text:p>3000000</text:p>
          </table:table-cell>
          <table:table-cell/>
          <table:table-cell office:value-type="float" office:value="0.104392" calcext:value-type="float">
            <text:p>0,104392</text:p>
          </table:table-cell>
          <table:table-cell table:number-columns-repeated="4"/>
        </table:table-row>
        <table:table-row table:style-name="ro1">
          <table:table-cell table:formula="of:=SUM([.D4];[.D5];[.D6];[.D7])" office:value-type="float" office:value="0.4339014" calcext:value-type="float">
            <text:p>0,433901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.1031386" calcext:value-type="float">
            <text:p>0,1031386</text:p>
          </table:table-cell>
          <table:table-cell table:number-columns-repeated="2"/>
          <table:table-cell table:formula="of:=SUM([.J3:.J7])" office:value-type="float" office:value="0.415945" calcext:value-type="float">
            <text:p>0,415945</text:p>
          </table:table-cell>
          <table:table-cell office:value-type="float" office:value="4000000" calcext:value-type="float">
            <text:p>4000000</text:p>
          </table:table-cell>
          <table:table-cell/>
          <table:table-cell office:value-type="float" office:value="0.103172" calcext:value-type="float">
            <text:p>0,103172</text:p>
          </table:table-cell>
          <table:table-cell table:number-columns-repeated="4"/>
        </table:table-row>
        <table:table-row table:style-name="ro1">
          <table:table-cell table:formula="of:=SUM([.D4];[.D5];[.D6];[.D7];[.D8])" office:value-type="float" office:value="0.5371631" calcext:value-type="float">
            <text:p>0,537163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1032617" calcext:value-type="float">
            <text:p>0,1032617</text:p>
          </table:table-cell>
          <table:table-cell table:number-columns-repeated="2"/>
          <table:table-cell table:formula="of:=SUM([.J3:.J8])" office:value-type="float" office:value="0.519094" calcext:value-type="float">
            <text:p>0,519094</text:p>
          </table:table-cell>
          <table:table-cell office:value-type="float" office:value="5000000" calcext:value-type="float">
            <text:p>5000000</text:p>
          </table:table-cell>
          <table:table-cell/>
          <table:table-cell office:value-type="float" office:value="0.103149" calcext:value-type="float">
            <text:p>0,103149</text:p>
          </table:table-cell>
          <table:table-cell table:number-columns-repeated="4"/>
        </table:table-row>
        <table:table-row table:style-name="ro1">
          <table:table-cell table:formula="of:=SUM([.D4];[.D5];[.D6];[.D8];[.D7];[.D9])" office:value-type="float" office:value="0.6401462" calcext:value-type="float">
            <text:p>0,6401462</text:p>
          </table:table-cell>
          <table:table-cell office:value-type="float" office:value="0.6" calcext:value-type="float">
            <text:p>0,6</text:p>
          </table:table-cell>
          <table:table-cell/>
          <table:table-cell table:style-name="ce9" office:value-type="float" office:value="0.1029831" calcext:value-type="float">
            <text:p>0,1029831</text:p>
          </table:table-cell>
          <table:table-cell table:number-columns-repeated="2"/>
          <table:table-cell table:formula="of:=SUM([.J3:.J9])" office:value-type="float" office:value="0.622394" calcext:value-type="float">
            <text:p>0,622394</text:p>
          </table:table-cell>
          <table:table-cell office:value-type="float" office:value="6000000" calcext:value-type="float">
            <text:p>6000000</text:p>
          </table:table-cell>
          <table:table-cell/>
          <table:table-cell office:value-type="float" office:value="0.1033" calcext:value-type="float">
            <text:p>0,1033</text:p>
          </table:table-cell>
          <table:table-cell table:number-columns-repeated="4"/>
        </table:table-row>
        <table:table-row table:style-name="ro1">
          <table:table-cell table:formula="of:=SUM([.D4];[.D5];[.D6];[.D7];[.D8];[.D9];[.D10])" office:value-type="float" office:value="0.7432494" calcext:value-type="float">
            <text:p>0,743249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.1031032" calcext:value-type="float">
            <text:p>0,1031032</text:p>
          </table:table-cell>
          <table:table-cell table:number-columns-repeated="2"/>
          <table:table-cell table:formula="of:=SUM([.J3:.J10])" office:value-type="float" office:value="0.725543" calcext:value-type="float">
            <text:p>0,725543</text:p>
          </table:table-cell>
          <table:table-cell office:value-type="float" office:value="7000000" calcext:value-type="float">
            <text:p>7000000</text:p>
          </table:table-cell>
          <table:table-cell/>
          <table:table-cell office:value-type="float" office:value="0.103149" calcext:value-type="float">
            <text:p>0,103149</text:p>
          </table:table-cell>
          <table:table-cell table:number-columns-repeated="4"/>
        </table:table-row>
        <table:table-row table:style-name="ro1">
          <table:table-cell table:formula="of:=SUM([.D4:.D11])" office:value-type="float" office:value="0.8463075" calcext:value-type="float">
            <text:p>0,846307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1030581" calcext:value-type="float">
            <text:p>0,1030581</text:p>
          </table:table-cell>
          <table:table-cell table:number-columns-repeated="2"/>
          <table:table-cell table:formula="of:=SUM([.J3:.J11])" office:value-type="float" office:value="0.828963" calcext:value-type="float">
            <text:p>0,828963</text:p>
          </table:table-cell>
          <table:table-cell office:value-type="float" office:value="8000000" calcext:value-type="float">
            <text:p>8000000</text:p>
          </table:table-cell>
          <table:table-cell/>
          <table:table-cell office:value-type="float" office:value="0.10342" calcext:value-type="float">
            <text:p>0,10342</text:p>
          </table:table-cell>
          <table:table-cell table:number-columns-repeated="4"/>
        </table:table-row>
        <table:table-row table:style-name="ro1">
          <table:table-cell table:formula="of:=SUM([.D4:.D12])" office:value-type="float" office:value="0.9497715" calcext:value-type="float">
            <text:p>0,949771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103464" calcext:value-type="float">
            <text:p>0,103464</text:p>
          </table:table-cell>
          <table:table-cell table:number-columns-repeated="2"/>
          <table:table-cell table:formula="of:=SUM([.J3:.J12])" office:value-type="float" office:value="0.932137" calcext:value-type="float">
            <text:p>0,932137</text:p>
          </table:table-cell>
          <table:table-cell office:value-type="float" office:value="9000000" calcext:value-type="float">
            <text:p>9000000</text:p>
          </table:table-cell>
          <table:table-cell/>
          <table:table-cell office:value-type="float" office:value="0.103174" calcext:value-type="float">
            <text:p>0,103174</text:p>
          </table:table-cell>
          <table:table-cell table:number-columns-repeated="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getTimeOfDay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103697" calcext:value-type="float">
            <text:p>0,103697</text:p>
          </table:table-cell>
          <table:table-cell office:value-type="float" office:value="0.1117089" calcext:value-type="float">
            <text:p>0,1117089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208381" calcext:value-type="float">
            <text:p>0,208381</text:p>
          </table:table-cell>
          <table:table-cell office:value-type="float" office:value="0.222798" calcext:value-type="float">
            <text:p>0,222798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312773" calcext:value-type="float">
            <text:p>0,312773</text:p>
          </table:table-cell>
          <table:table-cell office:value-type="float" office:value="0.3307628" calcext:value-type="float">
            <text:p>0,3307628</text:p>
          </table:table-cell>
          <table:table-cell office:value-type="float" office:value="0.311" calcext:value-type="float">
            <text:p>0,311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415945" calcext:value-type="float">
            <text:p>0,415945</text:p>
          </table:table-cell>
          <table:table-cell office:value-type="float" office:value="0.4339014" calcext:value-type="float">
            <text:p>0,4339014</text:p>
          </table:table-cell>
          <table:table-cell office:value-type="float" office:value="0.414" calcext:value-type="float">
            <text:p>0,414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519094" calcext:value-type="float">
            <text:p>0,519094</text:p>
          </table:table-cell>
          <table:table-cell office:value-type="float" office:value="0.5371631" calcext:value-type="float">
            <text:p>0,5371631</text:p>
          </table:table-cell>
          <table:table-cell office:value-type="float" office:value="0.517" calcext:value-type="float">
            <text:p>0,517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622394" calcext:value-type="float">
            <text:p>0,622394</text:p>
          </table:table-cell>
          <table:table-cell office:value-type="float" office:value="0.6401462" calcext:value-type="float">
            <text:p>0,6401462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25543" calcext:value-type="float">
            <text:p>0,725543</text:p>
          </table:table-cell>
          <table:table-cell office:value-type="float" office:value="0.7432494" calcext:value-type="float">
            <text:p>0,7432494</text:p>
          </table:table-cell>
          <table:table-cell office:value-type="float" office:value="0.723" calcext:value-type="float">
            <text:p>0,723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828963" calcext:value-type="float">
            <text:p>0,828963</text:p>
          </table:table-cell>
          <table:table-cell office:value-type="float" office:value="0.8463075" calcext:value-type="float">
            <text:p>0,8463075</text:p>
          </table:table-cell>
          <table:table-cell office:value-type="float" office:value="0.826" calcext:value-type="float">
            <text:p>0,826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932137" calcext:value-type="float">
            <text:p>0,932137</text:p>
          </table:table-cell>
          <table:table-cell office:value-type="float" office:value="0.9497715" calcext:value-type="float">
            <text:p>0,9497715</text:p>
          </table:table-cell>
          <table:table-cell office:value-type="float" office:value="0.929" calcext:value-type="float">
            <text:p>0,929</text:p>
          </table:table-cell>
        </table:table-row>
        <table:table-row table:style-name="ro1" table:number-rows-repeated="9">
          <table:table-cell table:number-columns-repeated="14"/>
        </table:table-row>
        <table:table-row table:style-name="ro2">
          <table:table-cell table:style-name="ce6" office:value-type="string" calcext:value-type="string" table:number-columns-spanned="2" table:number-rows-spanned="1">
            <text:p>GetTimeofDay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TSC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Время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Значения</text:p>
          </table:table-cell>
          <table:table-cell table:number-columns-repeated="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8" table:formula="of:=SUM([.D40:.D41])" office:value-type="float" office:value="0.104" calcext:value-type="float">
            <text:p>0,1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04" calcext:value-type="float">
            <text:p>0,104</text:p>
          </table:table-cell>
          <table:table-cell table:number-columns-repeated="2"/>
          <table:table-cell table:formula="of:=SUM([.J40:.J41])" office:value-type="float" office:value="236866573" calcext:value-type="float">
            <text:p>2368665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6866573" calcext:value-type="float">
            <text:p>236866573</text:p>
          </table:table-cell>
          <table:table-cell table:number-columns-repeated="4"/>
        </table:table-row>
        <table:table-row table:style-name="ro1">
          <table:table-cell table:style-name="ce7" table:formula="of:=SUM([.D40:.D42])" office:value-type="float" office:value="0.207" calcext:value-type="float">
            <text:p>0,2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03" calcext:value-type="float">
            <text:p>0,103</text:p>
          </table:table-cell>
          <table:table-cell table:number-columns-repeated="2"/>
          <table:table-cell table:formula="of:=SUM([.J40:.J42])" office:value-type="float" office:value="473243061" calcext:value-type="float">
            <text:p>4732430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6376488" calcext:value-type="float">
            <text:p>236376488</text:p>
          </table:table-cell>
          <table:table-cell table:number-columns-repeated="4"/>
        </table:table-row>
        <table:table-row table:style-name="ro1">
          <table:table-cell table:style-name="ce7" table:formula="of:=SUM([.D40:.D43])" office:value-type="float" office:value="0.311" calcext:value-type="float">
            <text:p>0,3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04" calcext:value-type="float">
            <text:p>0,104</text:p>
          </table:table-cell>
          <table:table-cell table:number-columns-repeated="2"/>
          <table:table-cell table:formula="of:=SUM([.J40:.J43])" office:value-type="float" office:value="709754805" calcext:value-type="float">
            <text:p>7097548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6511744" calcext:value-type="float">
            <text:p>236511744</text:p>
          </table:table-cell>
          <table:table-cell table:number-columns-repeated="4"/>
        </table:table-row>
        <table:table-row table:style-name="ro1">
          <table:table-cell table:style-name="ce7" table:formula="of:=SUM([.D40:.D44])" office:value-type="float" office:value="0.414" calcext:value-type="float">
            <text:p>0,4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03" calcext:value-type="float">
            <text:p>0,103</text:p>
          </table:table-cell>
          <table:table-cell table:number-columns-repeated="2"/>
          <table:table-cell table:formula="of:=SUM([.J40:.J44])" office:value-type="float" office:value="946601279" calcext:value-type="float">
            <text:p>9466012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6846474" calcext:value-type="float">
            <text:p>236846474</text:p>
          </table:table-cell>
          <table:table-cell table:number-columns-repeated="4"/>
        </table:table-row>
        <table:table-row table:style-name="ro1">
          <table:table-cell table:style-name="ce7" table:formula="of:=SUM([.D40:.D45])" office:value-type="float" office:value="0.517" calcext:value-type="float">
            <text:p>0,5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03" calcext:value-type="float">
            <text:p>0,103</text:p>
          </table:table-cell>
          <table:table-cell table:number-columns-repeated="2"/>
          <table:table-cell table:formula="of:=SUM([.J40:.J45])" office:value-type="float" office:value="1183160363" calcext:value-type="float">
            <text:p>11831603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6559084" calcext:value-type="float">
            <text:p>236559084</text:p>
          </table:table-cell>
          <table:table-cell table:number-columns-repeated="4"/>
        </table:table-row>
        <table:table-row table:style-name="ro1">
          <table:table-cell table:style-name="ce7" table:formula="of:=SUM([.D40:.D46])" office:value-type="float" office:value="0.62" calcext:value-type="float">
            <text:p>0,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103" calcext:value-type="float">
            <text:p>0,103</text:p>
          </table:table-cell>
          <table:table-cell table:number-columns-repeated="2"/>
          <table:table-cell table:formula="of:=SUM([.J40:.J46])" office:value-type="float" office:value="1420797989" calcext:value-type="float">
            <text:p>142079798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7637626" calcext:value-type="float">
            <text:p>237637626</text:p>
          </table:table-cell>
          <table:table-cell table:number-columns-repeated="4"/>
        </table:table-row>
        <table:table-row table:style-name="ro1">
          <table:table-cell table:style-name="ce7" table:formula="of:=SUM([.D40:.D47])" office:value-type="float" office:value="0.723" calcext:value-type="float">
            <text:p>0,7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103" calcext:value-type="float">
            <text:p>0,103</text:p>
          </table:table-cell>
          <table:table-cell table:number-columns-repeated="2"/>
          <table:table-cell table:formula="of:=SUM([.J40:.J47])" office:value-type="float" office:value="1657783199" calcext:value-type="float">
            <text:p>165778319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6985210" calcext:value-type="float">
            <text:p>236985210</text:p>
          </table:table-cell>
          <table:table-cell table:number-columns-repeated="4"/>
        </table:table-row>
        <table:table-row table:style-name="ro1">
          <table:table-cell table:style-name="ce7" table:formula="of:=SUM([.D40:.D48])" office:value-type="float" office:value="0.826" calcext:value-type="float">
            <text:p>0,8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103" calcext:value-type="float">
            <text:p>0,103</text:p>
          </table:table-cell>
          <table:table-cell table:number-columns-repeated="2"/>
          <table:table-cell table:formula="of:=SUM([.J40:.J48])" office:value-type="float" office:value="1894768521" calcext:value-type="float">
            <text:p>18947685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6985322" calcext:value-type="float">
            <text:p>236985322</text:p>
          </table:table-cell>
          <table:table-cell table:number-columns-repeated="4"/>
        </table:table-row>
        <table:table-row table:style-name="ro1">
          <table:table-cell table:style-name="ce7" table:formula="of:=SUM([.D40:.D49])" office:value-type="float" office:value="0.929" calcext:value-type="float">
            <text:p>0,9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03" calcext:value-type="float">
            <text:p>0,103</text:p>
          </table:table-cell>
          <table:table-cell table:number-columns-repeated="2"/>
          <table:table-cell table:formula="of:=SUM([.J40:.J49])" office:value-type="float" office:value="2131851037" calcext:value-type="float">
            <text:p>21318510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7082516" calcext:value-type="float">
            <text:p>2370825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.00.0000</text:date>, <text:time style:data-style-name="N2" text:time-value="14:33:16.6915294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2:23:38.777347483</meta:creation-date>
    <dc:date>2019-10-26T15:50:49.230872486</dc:date>
    <meta:editing-duration>PT16M57S</meta:editing-duration>
    <meta:editing-cycles>3</meta:editing-cycles>
    <meta:generator>LibreOffice/6.0.7.3$Linux_X86_64 LibreOffice_project/00m0$Build-3</meta:generator>
    <meta:document-statistic meta:table-count="1" meta:cell-count="1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legend chart:legend-position="end" svg:x="13.975cm" svg:y="4.204cm" style:legend-expansion="high" chart:style-name="ch2"/>
        <chart:plot-area chart:style-name="ch3" table:cell-range-address="Лист1.G38:Лист1.G38 Лист1.G40:Лист1.G49" chart:data-source-has-labels="row" svg:x="0.32cm" svg:y="0.18cm" svg:width="13.335cm" svg:height="8.647cm">
          <chartooo:coordinate-region svg:x="2.423cm" svg:y="0.379cm" svg:width="11.045cm" svg:height="7.80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Лист1.G40:Лист1.G49" chart:label-cell-address="Лист1.G38:Лист1.G3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C</text:p>
                <draw:g>
                  <svg:desc>Лист1.G38:Лист1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G40:Лист1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6866573">
                <text:p>236866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3243061">
                <text:p>473243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9754805">
                <text:p>709754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6601279">
                <text:p>946601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3160363">
                <text:p>1183160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0797989">
                <text:p>1420797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7783199">
                <text:p>1657783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4768521">
                <text:p>1894768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1851037">
                <text:p>2131851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cm" xlink:href=".." xlink:type="simple" chart:class="chart:line" chart:style-name="ch1">
        <chart:legend chart:legend-position="end" svg:x="12.445cm" svg:y="3.703cm" style:legend-expansion="high" chart:style-name="ch2"/>
        <chart:plot-area chart:style-name="ch3" table:cell-range-address="Лист1.K18:Лист1.N28" chart:data-source-has-labels="both" svg:x="0.32cm" svg:y="0.18cm" svg:width="11.805cm" svg:height="8.64cm">
          <chartooo:coordinate-region svg:x="1.047cm" svg:y="0.379cm" svg:width="10.985cm" svg:height="7.794cm"/>
          <chart:axis chart:dimension="x" chart:name="primary-x" chart:style-name="ch4" chartooo:axis-type="auto">
            <chartooo:date-scale/>
            <chart:categories table:cell-range-address="Лист1.K19:Лист1.K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L19:Лист1.L28" chart:label-cell-address="Лист1.L18:Лист1.L18" chart:class="chart:line">
            <chart:data-point chart:repeated="10"/>
          </chart:series>
          <chart:series chart:style-name="ch7" chart:values-cell-range-address="Лист1.M19:Лист1.M28" chart:label-cell-address="Лист1.M18:Лист1.M18" chart:class="chart:line">
            <chart:data-point chart:repeated="10"/>
          </chart:series>
          <chart:series chart:style-name="ch8" chart:values-cell-range-address="Лист1.N19:Лист1.N28" chart:label-cell-address="Лист1.N18:Лист1.N1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ck</text:p>
                <draw:g>
                  <svg:desc>Лист1.L18:Лист1.L18</svg:desc>
                </draw:g>
              </table:table-cell>
              <table:table-cell office:value-type="string">
                <text:p>chrono</text:p>
                <draw:g>
                  <svg:desc>Лист1.M18:Лист1.M18</svg:desc>
                </draw:g>
              </table:table-cell>
              <table:table-cell office:value-type="string">
                <text:p>getTimeOfDay</text:p>
                <draw:g>
                  <svg:desc>Лист1.N18:Лист1.N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K19:Лист1.K28</svg:desc>
                </draw:g>
              </table:table-cell>
              <table:table-cell office:value-type="float" office:value="0">
                <text:p>0</text:p>
                <draw:g>
                  <svg:desc>Лист1.L19:Лист1.L28</svg:desc>
                </draw:g>
              </table:table-cell>
              <table:table-cell office:value-type="float" office:value="0">
                <text:p>0</text:p>
                <draw:g>
                  <svg:desc>Лист1.M19:Лист1.M28</svg:desc>
                </draw:g>
              </table:table-cell>
              <table:table-cell office:value-type="float" office:value="0">
                <text:p>0</text:p>
                <draw:g>
                  <svg:desc>Лист1.N19:Лист1.N2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03697">
                <text:p>0.103697</text:p>
              </table:table-cell>
              <table:table-cell office:value-type="float" office:value="0.1117089">
                <text:p>0.111708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8381">
                <text:p>0.208381</text:p>
              </table:table-cell>
              <table:table-cell office:value-type="float" office:value="0.222798">
                <text:p>0.222798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2773">
                <text:p>0.312773</text:p>
              </table:table-cell>
              <table:table-cell office:value-type="float" office:value="0.3307628">
                <text:p>0.3307628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5945">
                <text:p>0.415945</text:p>
              </table:table-cell>
              <table:table-cell office:value-type="float" office:value="0.4339014">
                <text:p>0.4339014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19094">
                <text:p>0.519094</text:p>
              </table:table-cell>
              <table:table-cell office:value-type="float" office:value="0.5371631">
                <text:p>0.5371631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2394">
                <text:p>0.622394</text:p>
              </table:table-cell>
              <table:table-cell office:value-type="float" office:value="0.6401462">
                <text:p>0.64014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25543">
                <text:p>0.725543</text:p>
              </table:table-cell>
              <table:table-cell office:value-type="float" office:value="0.7432494">
                <text:p>0.7432494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28963">
                <text:p>0.828963</text:p>
              </table:table-cell>
              <table:table-cell office:value-type="float" office:value="0.8463075">
                <text:p>0.8463075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32137">
                <text:p>0.932137</text:p>
              </table:table-cell>
              <table:table-cell office:value-type="float" office:value="0.9497715">
                <text:p>0.9497715</text:p>
              </table:table-cell>
              <table:table-cell office:value-type="float" office:value="0.929">
                <text:p>0.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